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20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08e25c" officeooo:paragraph-rsid="0008e25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e25c" officeooo:paragraph-rsid="0008e25c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2e82" officeooo:paragraph-rsid="000a2e82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2pt" officeooo:rsid="0008e25c" officeooo:paragraph-rsid="0008e25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8e25c" officeooo:paragraph-rsid="0008e25c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08e25c" officeooo:paragraph-rsid="0008e25c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0a2e82" officeooo:paragraph-rsid="000a2e82" style:font-size-asian="14pt" style:font-size-complex="14pt"/>
    </style:style>
    <style:style style:name="T1" style:family="text">
      <style:text-properties officeooo:rsid="000a2e82"/>
    </style:style>
    <style:style style:name="T2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arren Scipio</text:p>
      <text:p text:style-name="P1"/>
      <text:p text:style-name="P1">Lab 5</text:p>
      <text:p text:style-name="P1"/>
      <text:p text:style-name="P2">Organization:</text:p>
      <text:p text:style-name="P2"/>
      <text:p text:style-name="P5"><text:tab/>For this lab we need to use labs 2 and 3 which I did not do so well on, I had to get both working properly to finish this lab. So the first part was to completely redo labs2 and 3 with better implementation and organization all together, I tried organize it as neat as possible. The Make file is designed so the labs stay in their own folders. For the main file I initialize each hash table. From there using the loadFactor and k I generate a certain number of random numbers into arrays and these arrays are sent to each of the hash-tables. Its set up in a way where the times of data structure are also sent to arrays to be easily averaged.</text:p>
      <text:p text:style-name="P5"/>
      <text:p text:style-name="P5"/>
      <text:p text:style-name="P2">CPU Timing</text:p>
      <text:p text:style-name="P2"/>
      <text:p text:style-name="P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Load factor</text:p>
          </table:table-cell>
          <table:table-cell table:style-name="Table1.A1" office:value-type="string">
            <text:p text:style-name="P6">.<text:span text:style-name="T1">3</text:span></text:p>
          </table:table-cell>
          <table:table-cell table:style-name="Table1.A1" office:value-type="string">
            <text:p text:style-name="P6">.<text:span text:style-name="T1">4</text:span></text:p>
          </table:table-cell>
          <table:table-cell table:style-name="Table1.A1" office:value-type="string">
            <text:p text:style-name="P6">.<text:span text:style-name="T1">5</text:span></text:p>
          </table:table-cell>
          <table:table-cell table:style-name="Table1.E1" office:value-type="string">
            <text:p text:style-name="P6">.<text:span text:style-name="T1">6</text:span></text:p>
          </table:table-cell>
        </table:table-row>
        <table:table-row>
          <table:table-cell table:style-name="Table1.A2" office:value-type="string">
            <text:p text:style-name="P7">Open <text:span text:style-name="T1">hash</text:span></text:p>
          </table:table-cell>
          <table:table-cell table:style-name="Table1.A2" office:value-type="string">
            <text:p text:style-name="P6">.<text:span text:style-name="T1">0111558</text:span></text:p>
          </table:table-cell>
          <table:table-cell table:style-name="Table1.A2" office:value-type="string">
            <text:p text:style-name="P6">.<text:span text:style-name="T1">0163684</text:span></text:p>
          </table:table-cell>
          <table:table-cell table:style-name="Table1.A2" office:value-type="string">
            <text:p text:style-name="P6">.<text:span text:style-name="T1">0228642</text:span></text:p>
          </table:table-cell>
          <table:table-cell table:style-name="Table1.E2" office:value-type="string">
            <text:p text:style-name="P6">.<text:span text:style-name="T1">0293768</text:span></text:p>
          </table:table-cell>
        </table:table-row>
        <table:table-row>
          <table:table-cell table:style-name="Table1.A2" office:value-type="string">
            <text:p text:style-name="P7">Quadratic closed</text:p>
          </table:table-cell>
          <table:table-cell table:style-name="Table1.A2" office:value-type="string">
            <text:p text:style-name="P6">.<text:span text:style-name="T1">0081006</text:span></text:p>
          </table:table-cell>
          <table:table-cell table:style-name="Table1.A2" office:value-type="string">
            <text:p text:style-name="P6">.<text:span text:style-name="T1">012181</text:span></text:p>
          </table:table-cell>
          <table:table-cell table:style-name="Table1.A2" office:value-type="string">
            <text:p text:style-name="P6">.<text:span text:style-name="T1">0159254</text:span></text:p>
          </table:table-cell>
          <table:table-cell table:style-name="Table1.E2" office:value-type="string">
            <text:p text:style-name="P6">.<text:span text:style-name="T1">020238</text:span></text:p>
          </table:table-cell>
        </table:table-row>
        <table:table-row>
          <table:table-cell table:style-name="Table1.A2" office:value-type="string">
            <text:p text:style-name="P7">Linear closed</text:p>
          </table:table-cell>
          <table:table-cell table:style-name="Table1.A2" office:value-type="string">
            <text:p text:style-name="P6">.<text:span text:style-name="T1">0042678</text:span></text:p>
          </table:table-cell>
          <table:table-cell table:style-name="Table1.A2" office:value-type="string">
            <text:p text:style-name="P6">.<text:span text:style-name="T1">0072032</text:span></text:p>
          </table:table-cell>
          <table:table-cell table:style-name="Table1.A2" office:value-type="string">
            <text:p text:style-name="P6">.<text:span text:style-name="T1">0103236</text:span></text:p>
          </table:table-cell>
          <table:table-cell table:style-name="Table1.E2" office:value-type="string">
            <text:p text:style-name="P6">.<text:span text:style-name="T1">0148522</text:span></text:p>
          </table:table-cell>
        </table:table-row>
      </table:table>
      <text:p text:style-name="P2"/>
      <text:p text:style-name="P2"/>
      <text:p text:style-name="P3">Observation and Conclusion </text:p>
      <text:p text:style-name="P3"><text:tab/><text:span text:style-name="T2">Its not exactly what I expected, I wasn't thinking linear closed hashing would be so low. It's possible I messed up somewhere. I expected Open hash to be the lowest because of not having to deal with collisions, but it seems to be the opposite, clearly I messed up somewhere, I ran it multiple times and its pretty consistently wrong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04:38:33.844426500</meta:creation-date>
    <dc:date>2015-03-25T05:12:56.797414861</dc:date>
    <meta:editing-duration>PT3S</meta:editing-duration>
    <meta:editing-cycles>1</meta:editing-cycles>
    <meta:document-statistic meta:table-count="1" meta:image-count="0" meta:object-count="0" meta:page-count="1" meta:paragraph-count="28" meta:word-count="220" meta:character-count="1200" meta:non-whitespace-character-count="1001"/>
    <meta:generator>LibreOffice/4.2.8.2$Linux_X86_64 LibreOffice_project/420$Build-2</meta:generator>
  </office:meta>
</office:document-meta>
</file>